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3.572cm" style:rel-column-width="13770*"/>
    </style:style>
    <style:style style:name="Tabla2.B" style:family="table-column">
      <style:table-column-properties style:column-width="13.427cm" style:rel-column-width="51765*"/>
    </style:style>
    <style:style style:name="Tabla2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2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2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1"/>
    <style:style style:name="P3" style:family="paragraph" style:parent-style-name="Table_20_Contents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6"/>
    <style:style style:name="P8" style:family="paragraph" style:parent-style-name="Table_20_Contents" style:list-style-name="L7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 del caso:</text:p>
          </table:table-cell>
          <table:table-cell table:style-name="Tabla1.B1" office:value-type="string">
            <text:p text:style-name="Text_20_body">Nuevo Pedido</text:p>
          </table:table-cell>
        </table:table-row>
        <table:table-row>
          <table:table-cell table:style-name="Tabla1.A2" office:value-type="string">
            <text:p text:style-name="P1">Resumen:</text:p>
          </table:table-cell>
          <table:table-cell table:style-name="Tabla1.B2" office:value-type="string">
            <text:p text:style-name="Table_20_Contents">Este caso de uso permite al cliente realizar un nuevo pedido.</text:p>
          </table:table-cell>
        </table:table-row>
        <table:table-row>
          <table:table-cell table:style-name="Tabla1.A2" office:value-type="string">
            <text:p text:style-name="P1">Dependencias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Actores:</text:p>
          </table:table-cell>
          <table:table-cell table:style-name="Tabla1.B2" office:value-type="string">
            <text:p text:style-name="Table_20_Contents">Cliente.</text:p>
          </table:table-cell>
        </table:table-row>
        <table:table-row>
          <table:table-cell table:style-name="Tabla1.A2" office:value-type="string">
            <text:p text:style-name="P1">Precondiciones:</text:p>
          </table:table-cell>
          <table:table-cell table:style-name="Tabla1.B2" office:value-type="string">
            <text:list xml:id="list33426410" text:style-name="L1">
              <text:list-item>
                <text:p text:style-name="P2">Existe en la carta algún plato o bebida disponible.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ones:</text:p>
          </table:table-cell>
          <table:table-cell table:style-name="Tabla1.B2" office:value-type="string">
            <text:list xml:id="list33429027" text:style-name="L4">
              <text:list-item>
                <text:p text:style-name="P5">Se creó un nuevo pedido asociado a la mesa.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 normal:</text:p>
          </table:table-cell>
          <table:table-cell table:style-name="Tabla1.B2" office:value-type="string">
            <text:list xml:id="list33414448" text:style-name="L5">
              <text:list-item>
                <text:p text:style-name="P6">El cliente inicia el caso de uso.</text:p>
              </text:list-item>
              <text:list-item>
                <text:p text:style-name="P6">El sistema le muestra al cliente la carta.</text:p>
              </text:list-item>
              <text:list-item>
                <text:p text:style-name="P6">Mientras el cliente quiera modificar elementos del pedido:</text:p>
                <text:list>
                  <text:list-item>
                    <text:p text:style-name="P6">Si añade un nuevo elemento:</text:p>
                    <text:list>
                      <text:list-item>
                        <text:p text:style-name="P6">El sistema añade el elemento del pedido.</text:p>
                      </text:list-item>
                      <text:list-item>
                        <text:p text:style-name="P6">El sistema muestra al cliente los elementos actuales que tiene su pedido.</text:p>
                      </text:list-item>
                    </text:list>
                  </text:list-item>
                  <text:list-item>
                    <text:p text:style-name="P6">Si elimina un elemento antes añadido:</text:p>
                    <text:list>
                      <text:list-item>
                        <text:p text:style-name="P6">El sistema elimina el elemento del pedido.</text:p>
                      </text:list-item>
                      <text:list-item>
                        <text:p text:style-name="P6">El sistema muestra al cliente los elementos actuales que tiene su pedido.</text:p>
                      </text:list-item>
                    </text:list>
                  </text:list-item>
                </text:list>
              </text:list-item>
              <text:list-item>
                <text:p text:style-name="P6">El cliente confirma el pedido.</text:p>
              </text:list-item>
              <text:list-item>
                <text:p text:style-name="P6">El sistema registra el pedido y avisa al cliente que el pedido ha sido realizado con éxito.</text:p>
              </text:list-item>
            </text:list>
            <text:p text:style-name="Table_20_Contents"/>
          </table:table-cell>
        </table:table-row>
        <table:table-row>
          <table:table-cell table:style-name="Tabla1.A2" office:value-type="string">
            <text:p text:style-name="P1">Cursos alternativos:</text:p>
          </table:table-cell>
          <table:table-cell table:style-name="Tabla1.B2" office:value-type="string">
            <text:p text:style-name="Table_20_Contents"><text:s text:c="4"/>4.a El cliente cancela el pedido. Se cancela el caso de uso.</text:p>
          </table:table-cell>
        </table:table-row>
        <table:table-row>
          <table:table-cell table:style-name="Tabla1.A2" office:value-type="string">
            <text:p text:style-name="P1">Observaciones:</text:p>
          </table:table-cell>
          <table:table-cell table:style-name="Tabla1.B2" office:value-type="string">
            <text:p text:style-name="Table_20_Contents">Cuando se confirma el pedido, los elementos de este deben encolarse en la cola de cocina y en la cola de bar.</text:p>
          </table:table-cell>
        </table:table-row>
        <table:table-row>
          <table:table-cell table:style-name="Tabla1.A10" office:value-type="string">
            <text:p text:style-name="P1">Requisitos no funcionales específicos:</text:p>
          </table:table-cell>
          <table:table-cell table:style-name="Tabla1.B10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office:value-type="string">
            <text:p text:style-name="P1">Nombre del caso:</text:p>
          </table:table-cell>
          <table:table-cell table:style-name="Tabla2.B1" office:value-type="string">
            <text:p text:style-name="Text_20_body">Modifica Pedido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Table_20_Contents">Este caso de uso permite al cliente modificar un pedido en el cual ninguno de sus elementos están en preparación.</text:p>
          </table:table-cell>
        </table:table-row>
        <table:table-row>
          <table:table-cell table:style-name="Tabla2.A2" office:value-type="string">
            <text:p text:style-name="P1">Dependencias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Table_20_Contents">Cliente.</text:p>
          </table:table-cell>
        </table:table-row>
        <table:table-row>
          <table:table-cell table:style-name="Tabla2.A2" office:value-type="string">
            <text:p text:style-name="P1">Precondiciones:</text:p>
          </table:table-cell>
          <table:table-cell table:style-name="Tabla2.B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">Postcondiciones:</text:p>
          </table:table-cell>
          <table:table-cell table:style-name="Tabla2.B2" office:value-type="string">
            <text:list xml:id="list33427052" text:style-name="L6">
              <text:list-item>
                <text:p text:style-name="P7">Se modificó un pedido asociado a la mesa.</text:p>
              </text:list-item>
            </text:list>
          </table:table-cell>
        </table:table-row>
        <table:table-row>
          <table:table-cell table:style-name="Tabla2.A2" office:value-type="string">
            <text:p text:style-name="P1">Curso normal:</text:p>
          </table:table-cell>
          <table:table-cell table:style-name="Tabla2.B2" office:value-type="string">
            <text:list xml:id="list33418443" text:style-name="L7">
              <text:list-item>
                <text:p text:style-name="P8">El cliente inicia el caso de uso.</text:p>
              </text:list-item>
              <text:list-item>
                <text:p text:style-name="P8">El sistema le muestra al cliente los pedidos que hay asociados a su mesa y que pueden modificarse.</text:p>
              </text:list-item>
              <text:list-item>
                <text:p text:style-name="P8">El cliente selecciona el pedido.</text:p>
              </text:list-item>
              <text:list-item>
                <text:p text:style-name="P8">El sistema muestra al cliente la carta y los elementos actuales que tiene su pedido.</text:p>
              </text:list-item>
              <text:list-item>
                <text:p text:style-name="P8">Mientras el cliente quiera modificar elementos del pedido:</text:p>
                <text:list>
                  <text:list-item>
                    <text:p text:style-name="P8">Si añade un nuevo elemento:</text:p>
                    <text:list>
                      <text:list-item>
                        <text:p text:style-name="P8">El sistema añade el elemento del pedido.</text:p>
                      </text:list-item>
                      <text:list-item>
                        <text:p text:style-name="P8">El sistema muestra al cliente los elementos actuales que tiene su pedido.</text:p>
                      </text:list-item>
                    </text:list>
                  </text:list-item>
                  <text:list-item>
                    <text:p text:style-name="P8">Si elimina un elemento antes añadido:</text:p>
                    <text:list>
                      <text:list-item>
                        <text:p text:style-name="P8">El sistema elimina el elemento del pedido.</text:p>
                      </text:list-item>
                      <text:list-item>
                        <text:p text:style-name="P8">El sistema muestra al cliente los elementos actuales que tiene su pedido.</text:p>
                      </text:list-item>
                    </text:list>
                  </text:list-item>
                </text:list>
              </text:list-item>
              <text:list-item>
                <text:p text:style-name="P8">El cliente confirma la modificación.</text:p>
              </text:list-item>
              <text:list-item>
                <text:p text:style-name="P8">El sistema registra los cambios y avisa al cliente que el pedido ha sido modificado con éxito.</text:p>
              </text:list-item>
            </text:list>
            <text:p text:style-name="Table_20_Contents"/>
          </table:table-cell>
        </table:table-row>
        <table:table-row>
          <table:table-cell table:style-name="Tabla2.A2" office:value-type="string">
            <text:p text:style-name="P1">Cursos alternativos:</text:p>
          </table:table-cell>
          <table:table-cell table:style-name="Tabla2.B2" office:value-type="string">
            <text:p text:style-name="Table_20_Contents">6.a El cliente cancela la modificación. Se cancela el caso de uso.</text:p>
          </table:table-cell>
        </table:table-row>
        <table:table-row>
          <table:table-cell table:style-name="Tabla2.A2" office:value-type="string">
            <text:p text:style-name="P1">Observaciones:</text:p>
          </table:table-cell>
          <table:table-cell table:style-name="Tabla2.B2" office:value-type="string">
            <text:p text:style-name="Table_20_Contents">Cuando se modifica un pedido, los elementos de este pasan a estar en último lugar tanto en la cola de cocina como en la de bar.</text:p>
          </table:table-cell>
        </table:table-row>
        <table:table-row>
          <table:table-cell table:style-name="Tabla2.A10" office:value-type="string">
            <text:p text:style-name="P1">Requisitos no funcionales específicos:</text:p>
          </table:table-cell>
          <table:table-cell table:style-name="Tabla2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0T17:57:39.75</meta:creation-date>
    <meta:generator>OpenOffice.org/3.2$Win32 OpenOffice.org_project/320m12$Build-9483</meta:generator>
    <meta:editing-duration>PT13H00M40S</meta:editing-duration>
    <meta:editing-cycles>31</meta:editing-cycles>
    <dc:date>2010-04-29T13:32:19.93</dc:date>
    <meta:document-statistic meta:table-count="2" meta:image-count="0" meta:object-count="0" meta:page-count="2" meta:paragraph-count="57" meta:word-count="414" meta:character-count="2426"/>
  </office:meta>
</office:document-meta>
</file>